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4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898cm"/>
    </style:style>
    <style:style style:name="co4" style:family="table-column">
      <style:table-column-properties fo:break-before="auto" style:column-width="3.40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map style:condition="is-true-formula([.$B1]=&quot;2D&quot;)" style:apply-style-name="ConditionalStyle_5f_13" style:base-cell-address="Sheet1.A1"/>
      <style:map style:condition="is-true-formula([.$D1]=&quot;Real time strategy&quot;)" style:apply-style-name="ConditionalStyle_5f_11" style:base-cell-address="Sheet1.A1"/>
      <style:map style:condition="is-true-formula([.$D1]=&quot;Simulation&quot;)" style:apply-style-name="ConditionalStyle_5f_12" style:base-cell-address="Sheet1.A1"/>
      <style:map style:condition="is-true-formula([.$D1]=&quot;Shooter&quot;)" style:apply-style-name="ConditionalStyle_5f_14" style:base-cell-address="Sheet1.A1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map style:condition="is-true-formula([.$B1]=&quot;2D&quot;)" style:apply-style-name="ConditionalStyle_5f_13" style:base-cell-address="Sheet1.A1"/>
      <style:map style:condition="is-true-formula([.$D1]=&quot;Real time strategy&quot;)" style:apply-style-name="ConditionalStyle_5f_11" style:base-cell-address="Sheet1.A1"/>
      <style:map style:condition="is-true-formula([.$D1]=&quot;Simulation&quot;)" style:apply-style-name="ConditionalStyle_5f_12" style:base-cell-address="Sheet1.A1"/>
      <style:map style:condition="is-true-formula([.$D1]=&quot;Shooter&quot;)" style:apply-style-name="ConditionalStyle_5f_14" style:base-cell-address="Sheet1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20" table:default-cell-style-name="Excel_20_Built-in_20_Normal"/>
        <table:table-row table:style-name="ro1">
          <table:table-cell table:style-name="ce1" office:value-type="string">
            <text:p>Game</text:p>
          </table:table-cell>
          <table:table-cell table:style-name="ce1" office:value-type="string">
            <text:p>2D/3D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Main Genre</text:p>
          </table:table-cell>
          <table:table-cell/>
          <table:table-cell office:value-type="string">
            <text:p>Desktop only!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aid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Platformer</text:p>
          </table:table-cell>
          <table:table-cell table:number-columns-repeated="4"/>
          <table:table-cell office:value-type="string">
            <text:p>Overhwelmingly Positiv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e Misadventures of P.B. Winterbottom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Platformer</text:p>
          </table:table-cell>
          <table:table-cell table:number-columns-repeated="4"/>
          <table:table-cell office:value-type="string">
            <text:p>Very Positive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dventures of Shuggy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Puzzle-Platformer</text:p>
          </table:table-cell>
          <table:table-cell table:number-columns-repeated="4"/>
          <table:table-cell office:value-type="string">
            <text:p>Positive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Gateways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Platformer</text:p>
          </table:table-cell>
          <table:table-cell table:number-columns-repeated="4"/>
          <table:table-cell office:value-type="string">
            <text:p>Mostly Positive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hronology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Platformer</text:p>
          </table:table-cell>
          <table:table-cell table:number-columns-repeated="4"/>
          <table:table-cell office:value-type="string">
            <text:p>Mixed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uper Time Force Ultra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/>
          <table:table-cell table:number-columns-repeated="4"/>
          <table:table-cell office:value-type="string">
            <text:p>Mostly Negativ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pace Fuss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Positive</text:p>
          </table:table-cell>
          <table:table-cell table:style-name="ce2"/>
          <table:table-cell table:number-columns-repeated="4"/>
          <table:table-cell office:value-type="string">
            <text:p>Negativ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umoman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/>
          <table:table-cell table:number-columns-repeated="4"/>
          <table:table-cell office:value-type="string">
            <text:p>Very Negativ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he Sexy Brutale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Mystery</text:p>
          </table:table-cell>
          <table:table-cell table:number-columns-repeated="4"/>
          <table:table-cell office:value-type="string">
            <text:p>Overwhelmingly Negative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ime Recoil</text:p>
          </table:table-cell>
          <table:table-cell table:style-name="ce2" office:value-type="string">
            <text:p>2D</text:p>
          </table:table-cell>
          <table:table-cell table:style-name="ce2" office:value-type="string">
            <text:p>Positive</text:p>
          </table:table-cell>
          <table:table-cell table:style-name="ce2" office:value-type="string">
            <text:p>Shoot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imeShift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ostly Positive</text:p>
          </table:table-cell>
          <table:table-cell table:style-name="ce2" office:value-type="string">
            <text:p>Shooter</text:p>
          </table:table-cell>
          <table:table-cell table:number-columns-repeated="4"/>
          <table:table-cell office:value-type="string">
            <text:p>https://xkcd.com/1098/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ingularity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Shooter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chron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ixed</text:p>
          </table:table-cell>
          <table:table-cell table:style-name="ce2" office:value-type="string">
            <text:p>Real time strategy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perhot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Shooter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ime Machine VR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ixed</text:p>
          </table:table-cell>
          <table:table-cell table:style-name="ce2" office:value-type="string">
            <text:p>Simulation</text:p>
          </table:table-cell>
          <table:table-cell table:number-columns-repeated="4"/>
          <table:table-cell office:value-type="string">
            <text:p>http://www.mobygames.com/game-group/theme-time-manipulation/offset,0/so,1a/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ince of Persia: The Sands of Time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Hack &amp; Slash</text:p>
          </table:table-cell>
          <table:table-cell table:number-columns-repeated="4"/>
          <table:table-cell office:value-type="string">
            <text:p>https://en.wikipedia.org/wiki/List_of_games_containing_time_travel#Video_gam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ince of Persia: Warrior Within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Hack &amp; Slash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rince of Persia: The Two Thrones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ostly Positive</text:p>
          </table:table-cell>
          <table:table-cell table:style-name="ce2" office:value-type="string">
            <text:p>Hack &amp; Slash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lades of Time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 office:value-type="string">
            <text:p>Hack &amp; Slash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Quantum Conundrum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3" office:value-type="string">
            <text:p>Project Temporality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ostly Posit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Gemini: Heroes Reborn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Mostly Posit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Thinking with Time Machines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Posit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string">
            <text:p>Evoland 2</text:p>
          </table:table-cell>
          <table:table-cell table:style-name="ce2" office:value-type="string">
            <text:p>2D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The Legend of Zelda: Ocarina of Time</text:p>
          </table:table-cell>
          <table:table-cell table:style-name="ce2" office:value-type="string">
            <text:p>3D</text:p>
          </table:table-cell>
          <table:table-cell table:style-name="ce2" office:value-type="string">
            <text:p>Very very very positive</text:p>
          </table:table-cell>
          <table:table-cell table:style-name="ce2" office:value-type="string">
            <text:p>Action Adventure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ime Shift</text:p>
          </table:table-cell>
          <table:table-cell table:style-name="ce2" office:value-type="string">
            <text:p>3D</text:p>
          </table:table-cell>
          <table:table-cell table:style-name="ce2"/>
          <table:table-cell table:style-name="ce2" office:value-type="string">
            <text:p>Shooter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Sheet1.A1:Sheet1.D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MS PGothic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ffffff" style:text-line-through-style="solid" fo:font-style="normal" fo:font-weight="normal" style:font-style-asian="normal" style:font-weight-asian="normal" style:font-style-complex="normal" style:font-weight-complex="normal"/>
    </style:style>
    <style:style style:name="ConditionalStyle_5f_11" style:display-name="ConditionalStyle_11" style:family="table-cell" style:parent-style-name="Default">
      <style:text-properties fo:color="#ff0000" style:text-line-through-style="solid"/>
    </style:style>
    <style:style style:name="ConditionalStyle_5f_12" style:display-name="ConditionalStyle_12" style:family="table-cell" style:parent-style-name="Default">
      <style:text-properties fo:color="#ff0000" style:text-line-through-style="solid"/>
    </style:style>
    <style:style style:name="ConditionalStyle_5f_14" style:display-name="ConditionalStyle_14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2017/10/05</text:date>, <text:time>10:3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10:31:34.80</dc:date>
    <dc:creator>Arno Bluemel</dc:creator>
    <meta:document-statistic meta:table-count="1" meta:cell-count="111" meta:object-count="0"/>
    <meta:generator>OpenOffice/4.1.3$Win32 OpenOffice.org_project/413m1$Build-9783</meta:generator>
  </office:meta>
</office:document-meta>
</file>